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MessageConverter.convertFromInternal( Message &lt; ? &gt; message , @ Nullable Class &lt; ? &gt; targetClass , @ Nullable Object convers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MessageConverter.convertToInternal( Object payload , @ Nullable MessageHeaders headers , @ Nullable Object convers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MessageConverter.ByteArray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